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28000000F0FD57CB7DC5F822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style:min-row-height="0.3472in" fo:keep-together="auto"/>
    </style:style>
    <style:style style:name="Table3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9" style:family="table">
      <style:table-properties style:width="6.6944in" fo:margin-left="0in" fo:margin-top="0in" fo:margin-bottom="0in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2" style:family="table">
      <style:table-properties style:width="6.6944in" fo:margin-left="0in" fo:margin-top="0in" fo:margin-bottom="0in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3" style:family="table">
      <style:table-properties style:width="6.6944in" fo:margin-left="0in" fo:margin-top="0in" fo:margin-bottom="0in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4" style:family="table">
      <style:table-properties style:width="6.6944in" fo:margin-left="0in" fo:margin-top="0in" fo:margin-bottom="0in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5" style:family="table">
      <style:table-properties style:width="6.6944in" fo:margin-left="0in" fo:margin-top="0in" fo:margin-bottom="0in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P1" style:family="paragraph" style:parent-style-name="Standard">
      <style:text-properties style:font-name="Roboto" style:font-name-asian="Roboto1" style:font-name-complex="Roboto1"/>
    </style:style>
    <style:style style:name="P2" style:family="paragraph" style:parent-style-name="Standard">
      <style:paragraph-properties fo:margin-top="0in" fo:margin-bottom="0in" loext:contextual-spacing="false" fo:line-height="115%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6" style:family="paragraph" style:parent-style-name="Standard">
      <style:paragraph-properties fo:margin-left="0in" fo:margin-right="0in" fo:margin-top="0.0555in" fo:margin-bottom="0.139in" loext:contextual-spacing="false" fo:line-height="100%" fo:text-indent="0in" style:auto-text-indent="false"/>
    </style:style>
    <style:style style:name="P7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9" style:family="paragraph" style:parent-style-name="Standard">
      <style:paragraph-properties fo:margin-left="0.25in" fo:margin-right="0in" fo:margin-top="0.0417in" fo:margin-bottom="0.139in" loext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margin-top="0.139in" fo:margin-bottom="0in" loext:contextual-spacing="false" fo:line-height="100%"/>
    </style:style>
    <style:style style:name="P13" style:family="paragraph" style:parent-style-name="Standard" style:list-style-name="WWNum3">
      <style:paragraph-properties fo:margin-left="0.5in" fo:margin-right="0in" fo:line-height="115%" fo:text-align="justify" style:justify-single-word="false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margin-top="0.139in" fo:margin-bottom="0in" loext:contextual-spacing="false" fo:line-height="100%"/>
    </style:style>
    <style:style style:name="P18" style:family="paragraph" style:parent-style-name="Heading_20_2">
      <style:paragraph-properties fo:margin-left="0in" fo:margin-right="0in" fo:margin-top="0.139in" fo:margin-bottom="0.111in" loext:contextual-spacing="false" fo:line-height="100%" fo:text-align="justify" style:justify-single-word="false" fo:text-indent="0in" style:auto-text-indent="false"/>
    </style:style>
    <style:style style:name="P19" style:family="paragraph" style:parent-style-name="Heading_20_2">
      <style:paragraph-properties fo:margin-top="0.139in" fo:margin-bottom="0in" loext:contextual-spacing="false" fo:line-height="100%"/>
    </style:style>
    <style:style style:name="P20" style:family="paragraph" style:parent-style-name="Subtitle">
      <style:paragraph-properties fo:margin-top="1.9882in" fo:margin-bottom="0.0555in" loext:contextual-spacing="false"/>
    </style:style>
    <style:style style:name="P21" style:family="paragraph" style:parent-style-name="Title" style:master-page-name="First_20_Page">
      <style:paragraph-properties style:page-number="auto"/>
    </style:style>
    <style:style style:name="P22" style:family="paragraph" style:parent-style-name="Frame_20_contents">
      <style:paragraph-properties fo:margin-left="0in" fo:margin-right="0in" fo:margin-top="0in" fo:margin-bottom="0in" loext:contextual-spacing="false" fo:line-height="0.5in" fo:text-align="start" style:justify-single-word="false" fo:text-indent="0in" style:auto-text-indent="false"/>
      <style:text-properties fo:color="#2c2d30"/>
    </style:style>
    <style:style style:name="P23" style:family="paragraph">
      <loext:graphic-properties draw:fill="solid" draw:fill-color="#6654d9"/>
      <style:paragraph-properties fo:text-align="start"/>
      <style:text-properties fo:font-size="18pt"/>
    </style:style>
    <style:style style:name="T1" style:family="text">
      <style:text-properties fo:color="#000000" fo:font-size="48pt" fo:font-weight="bold" style:font-size-asian="48pt" style:font-weight-asian="bold" style:font-size-complex="48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fo:font-size="16pt" fo:font-weight="bold" style:font-size-asian="16pt" style:font-weight-asian="bold" style:font-size-complex="16pt"/>
    </style:style>
    <style:style style:name="T4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color="#383a42" style:font-name="Courier New" style:font-name-asian="Courier New1" style:font-name-complex="Courier New1"/>
    </style:style>
    <style:style style:name="T7" style:family="text">
      <style:text-properties fo:color="#a626a4" style:font-name="Courier New" style:font-name-asian="Courier New1" style:font-name-complex="Courier New1"/>
    </style:style>
    <style:style style:name="T8" style:family="text">
      <style:text-properties fo:color="#c18401" style:font-name="Courier New" style:font-name-asian="Courier New1" style:font-name-complex="Courier New1"/>
    </style:style>
    <style:style style:name="T9" style:family="text">
      <style:text-properties fo:color="#50a14f" style:font-name="Courier New" style:font-name-asian="Courier New1" style:font-name-complex="Courier New1"/>
    </style:style>
    <style:style style:name="T10" style:family="text">
      <style:text-properties fo:color="#4078f2" style:font-name="Courier New" style:font-name-asian="Courier New1" style:font-name-complex="Courier New1"/>
    </style:style>
    <style:style style:name="T11" style:family="text">
      <style:text-properties fo:color="#986801" style:font-name="Courier New" style:font-name-asian="Courier New1" style:font-name-complex="Courier New1"/>
    </style:style>
    <style:style style:name="T12" style:family="text">
      <style:text-properties style:font-name="Courier New" style:font-name-asian="Courier New1" style:font-name-complex="Courier New1"/>
    </style:style>
    <style:style style:name="T13" style:family="text">
      <style:text-properties fo:color="#e45649" style:font-name="Courier New" style:font-name-asian="Courier New1" style:font-name-complex="Courier New1"/>
    </style:style>
    <style:style style:name="T14" style:family="text">
      <style:text-properties fo:background-color="#ff0000"/>
    </style:style>
    <style:style style:name="T15" style:family="text">
      <style:text-properties style:text-underline-style="none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color="#abb1b9"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solid" svg:stroke-width="0.0102in" svg:stroke-color="#efefef" draw:stroke-linejoin="round" draw:fill="solid" draw:fill-color="#6654d9" draw:textarea-vertical-align="middle" draw:auto-grow-height="false" fo:min-height="1.2484in" fo:min-width="8.9043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gjdgxs"/><text:soft-page-break/>Программирование в bash</text:p>
      <text:p text:style-name="P2"><text:span text:style-name="T2">Использование переменных и циклов в командной строке. Запуск программ по расписанию (cron).</text:span></text:p>
      <text:p text:style-name="Standard"><text:span text:style-name="T3">Оглавление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yjcwt" text:style-name="Index_20_Link" text:visited-style-name="Index_20_Link"><text:span text:style-name="T4">Циклы</text:span></text:a></text:p>
          <text:p text:style-name="P9"><text:a xlink:type="simple" xlink:href="#_1x6wdhiavb2b" text:style-name="Index_20_Link" text:visited-style-name="Index_20_Link"><text:span text:style-name="T4">Цикл for in</text:span></text:a></text:p>
          <text:p text:style-name="P9"><text:a xlink:type="simple" xlink:href="#_vf0hunoxtswp" text:style-name="Index_20_Link" text:visited-style-name="Index_20_Link"><text:span text:style-name="T4">Цикл while</text:span></text:a></text:p>
          <text:p text:style-name="P9"><text:a xlink:type="simple" xlink:href="#_e83lnuitdxgg" text:style-name="Index_20_Link" text:visited-style-name="Index_20_Link"><text:span text:style-name="T4">Цикл until</text:span></text:a></text:p>
          <text:p text:style-name="P7"><text:a xlink:type="simple" xlink:href="#_nh8nm6noxqij" text:style-name="Index_20_Link" text:visited-style-name="Index_20_Link"><text:span text:style-name="T4">Настройка планировщика Cron в Linux</text:span></text:a></text:p>
          <text:p text:style-name="P7"><text:a xlink:type="simple" xlink:href="#_111kx3o" text:style-name="Index_20_Link" text:visited-style-name="Index_20_Link"><text:span text:style-name="T4">Практическое задание</text:span></text:a></text:p>
          <text:p text:style-name="P7"><text:a xlink:type="simple" xlink:href="#_odecvkkwb3hz" text:style-name="Index_20_Link" text:visited-style-name="Index_20_Link"><text:span text:style-name="T4">Дополнительные материалы</text:span></text:a></text:p>
          <text:p text:style-name="P8"><text:a xlink:type="simple" xlink:href="#_206ipza" text:style-name="Index_20_Link" text:visited-style-name="Index_20_Link"><text:span text:style-name="T4">Используемая литература</text:span></text:a></text:p>
        </text:index-body>
      </text:table-of-content>
      <text:p text:style-name="Heading_20_1"><text:bookmark text:name="_grcvu1iyj0q2"/></text:p>
      <text:p text:style-name="P16"><text:bookmark text:name="_tyjcwt"/>Циклы</text:p>
      <text:p text:style-name="Standard">Циклы используются при написании большинства программ или скриптов. При помощи циклов мы можем выполнять один и тот же код несколько раз. В командной оболочке <text:span text:style-name="T5">bash</text:span> существует несколько типов циклов. Рассмотрим циклы <text:span text:style-name="T5">for in</text:span>, <text:span text:style-name="T5">for</text:span>, <text:span text:style-name="T5">while</text:span>, <text:span text:style-name="T5">until</text:span>. Циклы <text:span text:style-name="T5">for in</text:span> и <text:span text:style-name="T5">for</text:span> считаются разными правилами одного оператора, они отличаются больше, чем <text:span text:style-name="T5">while</text:span> от <text:span text:style-name="T5">until</text:span>.</text:p>
      <text:p text:style-name="Standard">Иногда необходимо много раз выполнить одну команду из командной оболочки в Linux.</text:p>
      <text:p text:style-name="Standard">В <text:span text:style-name="T5">bash</text:span> есть простая конструкция, с помощью которой можно написать команду один раз, но задать условие, чтобы она была выполнена N раз.</text:p>
      <text:p text:style-name="Standard">Ниже покажем, что один из лучших методов, чтобы выполнить одну команду N раз подряд, — это использование в <text:span text:style-name="T5">bash</text:span> цикла <text:span text:style-name="T5">FOR</text:span>.</text:p>
      <text:p text:style-name="P18"><text:bookmark text:name="_1x6wdhiavb2b"/>Цикл for in</text:p>
      <text:p text:style-name="Standard">Это одна из основных разновидностей циклов, и она значительно отличается от аналога в языке C.</text:p>
      <text:p text:style-name="Standard">Ниже приведем примеры выполнения циклов <text:span text:style-name="T5">FOR</text:span>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6">~ $ </text:span><text:span text:style-name="T7">for</text:span><text:span text:style-name="T6"> char </text:span><text:span text:style-name="T7">in</text:span><text:span text:style-name="T6"> {1..10}; </text:span><text:span text:style-name="T7">do</text:span><text:span text:style-name="T6"> &lt;Список команд&gt;; </text:span><text:span text:style-name="T7">done</text:span><text:span text:style-name="T6"><text:line-break/>~ $ </text:span><text:span text:style-name="T7">for</text:span><text:span text:style-name="T6"> n </text:span><text:span text:style-name="T7">in</text:span><text:span text:style-name="T6"> {1..4}; </text:span><text:span text:style-name="T7">do</text:span><text:span text:style-name="T6"> </text:span><text:span text:style-name="T8">echo</text:span><text:span text:style-name="T6"> </text:span><text:span text:style-name="T9">"Linux является одной из самых безопасных операционных систем"</text:span><text:span text:style-name="T6">; </text:span><text:span text:style-name="T7">done</text:span><text:span text:style-name="T6"><text:line-break/>Linux является одной из самых безопасных операционных систем<text:line-break/>Linux является одной из самых безопасных операционных систем<text:line-break/>Linux является одной из самых безопасных операционных систем<text:line-break/>Linux является одной из самых безопасных операционных систем</text:span></text:p>
          </table:table-cell>
        </table:table-row>
      </table:table>
      <text:p text:style-name="Standard"/>
      <text:p text:style-name="Standard">Если вам необходимо часто использовать такую конструкцию, тогда не помешает создать соответствующую bash-функцию (добавьте в <text:span text:style-name="T5">~/.bashrc</text:span>)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7">function</text:span><text:span text:style-name="T6"> </text:span><text:span text:style-name="T10">run</text:span><text:span text:style-name="T6">() {<text:line-break/><text:tab/>number=</text:span><text:span text:style-name="T11">$1</text:span><text:span text:style-name="T6"><text:line-break/><text:tab/></text:span><text:span text:style-name="T8">shift</text:span><text:span text:style-name="T6"><text:line-break/><text:tab/></text:span><text:span text:style-name="T7">for</text:span><text:span text:style-name="T6"> n </text:span><text:span text:style-name="T7">in</text:span><text:span text:style-name="T6"> $(seq </text:span><text:span text:style-name="T11">$number</text:span><text:span text:style-name="T6">); </text:span><text:span text:style-name="T7">do</text:span><text:span text:style-name="T6"><text:line-break/> <text:s/><text:tab/></text:span><text:span text:style-name="T11">$@</text:span><text:span text:style-name="T6"><text:line-break/><text:tab/></text:span><text:span text:style-name="T7">done</text:span><text:span text:style-name="T6"><text:line-break/>}</text:span></text:p>
          </table:table-cell>
        </table:table-row>
      </table:table>
      <text:p text:style-name="Standard"/>
      <text:p text:style-name="Standard">Использование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text:span text:style-name="T6">$ </text:span><text:span text:style-name="T7">run</text:span><text:span text:style-name="T6"> 5 &lt;КОМАНДА&gt;</text:span></text:p>
          </table:table-cell>
        </table:table-row>
      </table:table>
      <text:p text:style-name="Standard"/>
      <text:p text:style-name="P11">Пример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text:span text:style-name="T6">$ run 5 echo </text:span><text:span text:style-name="T9">"Я умею использовать операционную систему Windows Server Standart 2012 R2"</text:span><text:span text:style-name="T6"><text:line-break/>Я умею использовать операционную систему Windows</text:span><text:span text:style-name="T8"> Server </text:span><text:span text:style-name="T6">Standart 2012 R2<text:line-break/>Я умею использовать операционную систему Windows</text:span><text:span text:style-name="T8"> Server </text:span><text:span text:style-name="T6">Standart 2012 R2<text:line-break/>Я умею использовать операционную систему Windows</text:span><text:span text:style-name="T8"> Server </text:span><text:span text:style-name="T6">Standart 2012 R2<text:line-break/>Я умею использовать операционную систему Windows</text:span><text:span text:style-name="T8"> Server </text:span><text:span text:style-name="T6">Standart 2012 R2<text:line-break/>Я умею использовать операционную систему Windows</text:span><text:span text:style-name="T8"> Server </text:span><text:span text:style-name="T6">Standart 2012 R2</text:span></text:p>
          </table:table-cell>
        </table:table-row>
      </table:table>
      <text:p text:style-name="P19"><text:bookmark text:name="_vf0hunoxtswp"/>Цикл while</text:p>
      <text:p text:style-name="Standard">Это достаточно простая конструкция, которая проверяет условие, стоящее за оператором <text:span text:style-name="T5">while</text:span>. В случае его истинности выполняется блок команд, находящийся между словами <text:span text:style-name="T5">do</text:span> и <text:span text:style-name="T5">done</text:span>, и затем программа опять переходит к проверке условия. Если проверка вернет ложь, то цикл заканчивается и начинают выполняться команды, следующие за <text:span text:style-name="T5">done</text:span>. Нужно обязательно следить за тем, чтобы проверка условия зависела от кода, выполняющегося в цикле. Иначе, если результат проверки не изменяется, вы получите бесконечный цикл.</text:p>
      <text:p text:style-name="Standard">Стандартное устройство ввода для цикла <text:span text:style-name="T5">while</text:span> можно перенаправить на файл с помощью команды перенаправления<text:span text:style-name="T5"> &lt;</text:span> в конце цикла.</text:p>
      <text:p text:style-name="Standard">Синтаксис цикла <text:span text:style-name="T5">while</text:span>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<text:span text:style-name="T7">while</text:span><text:span text:style-name="T6"> команды1 </text:span><text:span text:style-name="T7">do</text:span><text:span text:style-name="T6"><text:line-break/>команды2<text:line-break/></text:span><text:span text:style-name="T7">done</text:span></text:p>
          </table:table-cell>
        </table:table-row>
      </table:table>
      <text:p text:style-name="Standard"/>
      <text:p text:style-name="Standard">Цикл <text:span text:style-name="T5">while</text:span> будет в работе, пока условие, заданное в списке команды 1, будет верным. Поэтому цикл <text:span text:style-name="T5">while</text:span> также называют циклом с верным условием. Приведем ниже пример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><text:span text:style-name="T6">y=1<text:line-break/></text:span><text:span text:style-name="T7">while</text:span><text:span text:style-name="T6"> [</text:span><text:span text:style-name="T11">$y</text:span><text:span text:style-name="T6"> -It 10]<text:line-break/></text:span><text:span text:style-name="T7">do</text:span><text:span text:style-name="T6"><text:line-break/> </text:span><text:span text:style-name="T8">echo</text:span><text:span text:style-name="T6"> </text:span><text:span text:style-name="T11">$y</text:span><text:span text:style-name="T6"><text:line-break/> Y = $(( </text:span><text:span text:style-name="T11">$Y</text:span><text:span text:style-name="T6"> + 1 ))<text:line-break/></text:span><text:span text:style-name="T7">done</text:span></text:p>
          </table:table-cell>
        </table:table-row>
      </table:table>
      <text:p text:style-name="Standard"/>
      <text:p text:style-name="Standard">В командной оболочке будет выведено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<text:span text:style-name="T10">1 </text:span><text:span text:style-name="T11">2</text:span><text:span text:style-name="T6"> </text:span><text:span text:style-name="T11">3</text:span><text:span text:style-name="T6"> </text:span><text:span text:style-name="T11">4</text:span><text:span text:style-name="T6"> </text:span><text:span text:style-name="T11">5</text:span><text:span text:style-name="T6"> </text:span><text:span text:style-name="T11">6</text:span><text:span text:style-name="T6"> </text:span><text:span text:style-name="T11">7</text:span><text:span text:style-name="T6"> </text:span><text:span text:style-name="T11">8</text:span><text:span text:style-name="T6"> </text:span><text:span text:style-name="T11">9</text:span></text:p>
          </table:table-cell>
        </table:table-row>
      </table:table>
      <text:p text:style-name="P12">В момент, когда переменная <text:span text:style-name="T5">Y</text:span> примет значение 10, цикл <text:span text:style-name="T5">while</text:span> закончит свою работу, так как программа выведет значение <text:span text:style-name="T5">FALSE</text:span> (<text:span text:style-name="T5">Y</text:span> уже не меньше, а равен 10).</text:p>
      <text:p text:style-name="Heading_20_2"><text:bookmark text:name="_e83lnuitdxgg"/>Цикл until</text:p>
      <text:p text:style-name="Standard">Цикл <text:span text:style-name="T5">until</text:span> имеет аналогичную структуру, но выполняется несколько иначе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T7">until</text:span><text:span text:style-name="T6"> команда</text:span><text:span text:style-name="T11">1</text:span><text:span text:style-name="T6"> </text:span><text:span text:style-name="T7">do</text:span><text:span text:style-name="T6"><text:line-break/> команда</text:span><text:span text:style-name="T11">2</text:span><text:span text:style-name="T6"><text:line-break/>done</text:span></text:p>
          </table:table-cell>
        </table:table-row>
      </table:table>
      <text:p text:style-name="P12">Оператор <text:span text:style-name="T5">while</text:span> может иметь несколько условий одновременно. Последнее указанное условие определяет возможность продолжения цикла. В этом случае синтаксис оператора цикла будет отличаться от обычного.</text:p>
      <text:p text:style-name="Standard">Пример цикла <text:span text:style-name="T5">until</text:span>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<text:span text:style-name="T10">#!/bin/bash</text:span><text:span text:style-name="T6"><text:line-break/>POINTER=20<text:line-break/>until [ $ POINTER -lt 10 ]; </text:span><text:span text:style-name="T7">do</text:span><text:span text:style-name="T6"><text:line-break/></text:span><text:span text:style-name="T8">echo</text:span><text:span text:style-name="T6"> POINTER $ POINTER<text:line-break/></text:span><text:span text:style-name="T8">let</text:span><text:span text:style-name="T6"> POINTER -=1<text:line-break/></text:span><text:span text:style-name="T7">done</text:span></text:p>
          </table:table-cell>
        </table:table-row>
      </table:table>
      <text:p text:style-name="P17"><text:bookmark text:name="_nh8nm6noxqij"/>Настройка планировщика Cron в Linux</text:p>
      <text:p text:style-name="Standard">В инструкции указано использование планировщика <text:span text:style-name="T5">Cron</text:span> с помощью утилиты <text:span text:style-name="T5">Crontab</text:span> в Linux.</text:p>
      <text:p text:style-name="Standard"><text:span text:style-name="T5">Cron</text:span> — системный демон, используемый для выполнения задач (в фоновом режиме) в указанное время.</text:p>
      <text:p text:style-name="Standard"><text:span text:style-name="T5">Crontab</text:span> — команда, которая используется для управления планировщиком <text:span text:style-name="T5">Cron</text:span>. Команда <text:span text:style-name="T5">crontab</text:span> создает файл <text:span text:style-name="T5">crontab</text:span>, содержащий команды и инструкции для запуска демона <text:span text:style-name="T5">cron</text:span>.</text:p>
      <text:p text:style-name="Standard">Каждая запись в <text:span text:style-name="T5">crontab</text:span> состоит из шести полей, указываемых в следующем порядке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"><text:span text:style-name="T6">minute(</text:span><text:span text:style-name="T13">s</text:span><text:span text:style-name="T6">) hour(</text:span><text:span text:style-name="T13">s</text:span><text:span text:style-name="T6">) day(</text:span><text:span text:style-name="T13">s</text:span><text:span text:style-name="T6">) month(</text:span><text:span text:style-name="T13">s</text:span><text:span text:style-name="T6">) weekday(</text:span><text:span text:style-name="T13">s</text:span><text:span text:style-name="T6">) command(</text:span><text:span text:style-name="T13">s</text:span><text:span text:style-name="T6">)</text:span></text:p>
          </table:table-cell>
        </table:table-row>
      </table:table>
      <text:p text:style-name="P12">Поля разделяются пробелами или знаками табуляции. Первые пять представляют собой числовые значения, а шестое — это команда, которая будет выполняться. </text:p>
      <text:p text:style-name="P12">Рассмотрим примеры.</text:p>
      <text:p text:style-name="Standard">Выполнять задание в 19 часов 5 минут 15 мая, если это пятница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0"><text:span text:style-name="T10">5 </text:span><text:span text:style-name="T11">19</text:span><text:span text:style-name="T6"> </text:span><text:span text:style-name="T11">15</text:span><text:span text:style-name="T6"> </text:span><text:span text:style-name="T11">5</text:span><text:span text:style-name="T6"> </text:span><text:span text:style-name="T11">5</text:span><text:span text:style-name="T6"> /var/www_mysite/myssqlss.pl</text:span></text:p>
          </table:table-cell>
        </table:table-row>
      </table:table>
      <text:p text:style-name="Standard"/>
      <text:p text:style-name="Standard">Выполнять задание раз в два часа в 10 минут текущего часа (то есть в 00:10, 02:10, 04:10 и т.д.)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0"><text:span text:style-name="T10">10 </text:span><text:span text:style-name="T6">*/</text:span><text:span text:style-name="T11">2</text:span><text:span text:style-name="T6"> * * * /var/www_mysite /mysql_script.pl</text:span></text:p>
          </table:table-cell>
        </table:table-row>
      </table:table>
      <text:p text:style-name="Standard"/>
      <text:p text:style-name="Standard">Выполнять задание каждые десять часов в 10 минут текущего часа (то есть в 00:10, 10:10 и т.д.)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0"><text:span text:style-name="T10">10 </text:span><text:span text:style-name="T6">*/</text:span><text:span text:style-name="T11">10</text:span><text:span text:style-name="T6"> * * /var/www_mysite /exescripts.pl</text:span></text:p>
          </table:table-cell>
        </table:table-row>
      </table:table>
      <text:p text:style-name="Standard"/>
      <text:p text:style-name="Standard">Выполнять задание по воскресеньям в 12 часов 26 минут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0"><text:span text:style-name="T10">26 </text:span><text:span text:style-name="T11">12</text:span><text:span text:style-name="T6"> * * </text:span><text:span text:style-name="T11">0</text:span><text:span text:style-name="T6"> /var/www_mysite /myscript.sh</text:span></text:p>
          </table:table-cell>
        </table:table-row>
      </table:table>
      <text:p text:style-name="Standard"/>
      <text:p text:style-name="Standard">Выполнять в 10 утра каждый день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0"><text:span text:style-name="T10">0 </text:span><text:span text:style-name="T11">10</text:span><text:span text:style-name="T6"> * * * /var/www_mysite /myscript.sh</text:span></text:p>
          </table:table-cell>
        </table:table-row>
      </table:table>
      <text:p text:style-name="P17"><text:bookmark text:name="_111kx3o"/>Практическое задание</text:p>
      <text:list xml:id="list1338384251" text:style-name="WWNum3">
        <text:list-item>
          <text:p text:style-name="P13">Вывести на экран 3 раза имя пользователя, от которого запускается команда.</text:p>
        </text:list-item>
        <text:list-item>
          <text:p text:style-name="P13">Вывести с помощью цикла <text:span text:style-name="T5">while</text:span> все четные числа от 0 до 100 включительно.</text:p>
        </text:list-item>
        <text:list-item>
          <text:p text:style-name="P13">Создать с помощью <text:span text:style-name="T5">nano</text:span> файл <text:span text:style-name="T5">test.txt</text:span>. Настроить автоматический бэкап <text:s/>этого файла раз в 10 минут в файл с названием <text:span text:style-name="T5">test.txt.bak</text:span> с использованием <text:span text:style-name="T5">cron</text:span>.</text:p>
        </text:list-item>
      </text:list>
      <text:p text:style-name="Heading_20_1"><text:bookmark text:name="_odecvkkwb3hz"/>Дополнительные материалы</text:p>
      <text:list xml:id="list4028755751" text:style-name="WWNum1">
        <text:list-item>
          <text:p text:style-name="P14"><text:a xlink:type="simple" xlink:href="http://shonty.wmsite.ru/browse_articles/bash_for_loops" text:style-name="ListLabel_20_28" text:visited-style-name="ListLabel_20_28"><text:span text:style-name="T16">Цикл for в Bash</text:span></text:a>.</text:p>
        </text:list-item>
        <text:list-item>
          <text:p text:style-name="P14"><text:a xlink:type="simple" xlink:href="https://poplinux.ru/adv-bash/chapter-10.1.html" text:style-name="ListLabel_20_28" text:visited-style-name="ListLabel_20_28"><text:span text:style-name="T16">Популярный Linux. Циклы</text:span></text:a>.</text:p>
        </text:list-item>
        <text:list-item>
          <text:p text:style-name="P14"><text:a xlink:type="simple" xlink:href="https://habr.com/ru/post/217655/" text:style-name="ListLabel_20_28" text:visited-style-name="ListLabel_20_28"><text:span text:style-name="T16">Делаем «жизнь» в Linux проще, или Автоматизация запуска процессов с помощью cron</text:span></text:a>.</text:p>
        </text:list-item>
      </text:list>
      <text:p text:style-name="Heading_20_1"><text:bookmark text:name="_206ipza"/>Используемая литература</text:p>
      <text:p text:style-name="Standard">Для подготовки данного методического пособия были использованы следующие ресурсы:</text:p>
      <text:list xml:id="list442365011" text:style-name="WWNum2">
        <text:list-item>
          <text:p text:style-name="P15"><text:a xlink:type="simple" xlink:href="https://losst.ru/tsikly-bash" text:style-name="ListLabel_20_28" text:visited-style-name="ListLabel_20_28"><text:span text:style-name="T16">Циклы Bash</text:span></text:a>.</text:p>
        </text:list-item>
        <text:list-item>
          <text:p text:style-name="P15"><text:a xlink:type="simple" xlink:href="http://rus-linux.net/MyLDP/admin/cron.html" text:style-name="ListLabel_20_28" text:visited-style-name="ListLabel_20_28"><text:span text:style-name="T16">Использование планировщика cron в Linux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3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keep-with-next="always"/>
      <style:text-properties fo:color="#abb1b9" fo:font-size="16pt" style:font-size-asian="16pt" style:font-size-complex="16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M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4" style:family="paragraph" style:parent-style-name="Subtitle">
      <style:paragraph-properties fo:margin-top="1.9882in" fo:margin-bottom="0.0555in" loext:contextual-spacing="false"/>
    </style:style>
    <style:style style:name="MP5" style:family="paragraph">
      <loext:graphic-properties draw:fill="solid" draw:fill-color="#6654d9"/>
      <style:paragraph-properties fo:text-align="start"/>
      <style:text-properties fo:font-size="18pt"/>
    </style:style>
    <style:style style:name="MP6" style:family="paragraph" style:parent-style-name="Standard">
      <style:paragraph-properties fo:margin-top="0in" fo:margin-bottom="0in" loext:contextual-spacing="false" fo:line-height="100%"/>
    </style:style>
    <style:style style:name="MT1" style:family="text">
      <style:text-properties fo:color="#abb1b9" fo:font-size="8pt" style:font-size-asian="8pt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.0102in" svg:stroke-color="#efefef" draw:stroke-linejoin="round" draw:fill="solid" draw:fill-color="#6654d9" draw:textarea-vertical-align="middle" draw:auto-grow-height="false" fo:min-height="1.2484in" fo:min-width="8.9043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span text:style-name="MT1">© geekbrains.ru<text:tab/><text:tab/><text:tab/><text:tab/><text:tab/><text:tab/><text:tab/><text:tab/><text:tab/><text:tab/><text:tab/><text:tab/></text:span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><draw:custom-shape text:anchor-type="paragraph" draw:z-index="1" draw:name="Image1" draw:style-name="Mgr1" draw:text-style-name="MP5" svg:width="9.1039in" svg:height="1.448in" svg:x="-1.5972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2.png" text:anchor-type="char" svg:x="-0.0457in" svg:y="0.448in" svg:width="2.9681in" svg:height="0.5402in" draw:z-index="0"><draw:image xlink:href="Pictures/1000020100000528000000F0FD57CB7DC5F8224F.png" xlink:type="simple" xlink:show="embed" xlink:actuate="onLoad" loext:mime-type="image/png"/></draw:frame><text:bookmark text:name="_4k668n3"/></text:p>
        <text:p text:style-name="Subtitle"><text:bookmark text:name="_h728wvmvlp20"/>Linux и облачные вычисления</text:p>
      </style:header>
      <style:footer>
        <text:p text:style-name="MP6"><text:span text:style-name="MT1">© geekbrains.ru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image-count="1" meta:object-count="0" meta:page-count="4" meta:paragraph-count="75" meta:word-count="858" meta:character-count="5684" meta:non-whitespace-character-count="4881"/>
    <meta:generator>LibreOfficeDev/6.0.5.2$Linux_X86_64 LibreOffice_project/</meta:generator>
  </office:meta>
</office:document-meta>
</file>